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loext:opacity="100%" style:font-name="TimesNewRomanPSMT" fo:font-size="11pt" fo:font-weight="normal" style:font-size-asian="11pt" style:font-weight-asian="normal" style:font-size-complex="11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color="#000000" loext:opacity="100%" style:font-name="TimesNewRomanPSMT" fo:font-size="12pt" fo:font-weight="bold" officeooo:paragraph-rsid="0011dcc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2cm" style:type="center"/>
          <style:tab-stop style:position="12.012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7" style:family="paragraph" style:parent-style-name="Standard">
      <style:text-properties fo:color="#000000" loext:opacity="100%" style:font-name="TimesNewRomanPSMT" fo:font-size="12pt" fo:font-weight="normal" officeooo:paragraph-rsid="0011dcc5" style:font-size-asian="12pt" style:font-weight-asian="normal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10" style:family="paragraph" style:parent-style-name="Standard">
      <style:text-properties style:font-name="TimesNewRomanPSMT" fo:font-size="12pt" officeooo:paragraph-rsid="0011dcc5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NewRomanPSMT" fo:font-size="12pt" officeooo:paragraph-rsid="0011dcc5" style:font-size-asian="12pt" style:font-size-complex="12pt"/>
    </style:style>
    <style:style style:name="P12" style:family="paragraph" style:parent-style-name="Standard">
      <style:paragraph-properties>
        <style:tab-stops>
          <style:tab-stop style:position="12cm" style:type="center"/>
        </style:tab-stops>
      </style:paragraph-properties>
      <style:text-properties style:font-name="TimesNewRomanPSMT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NewRomanPSMT" fo:font-size="11pt" style:font-size-asian="11pt" style:font-size-complex="11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officeooo:paragraph-rsid="0012e0cf" style:font-name-asian="Times New Roman1" style:font-size-asian="12pt" style:font-weight-asian="normal" style:font-name-complex="Times New Roman1" style:font-size-complex="12pt"/>
    </style:style>
    <style:style style:name="P15" style:family="paragraph" style:parent-style-name="Standard">
      <style:paragraph-properties fo:margin-left="0.762cm" fo:margin-right="-0.011cm" fo:text-align="center" style:justify-single-word="false" fo:text-indent="-0.762cm" style:auto-text-indent="false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-0.019cm" fo:margin-right="-0.011cm" fo:margin-top="0cm" fo:margin-bottom="0.212cm" style:contextual-spacing="false" fo:text-align="justify" style:justify-single-word="false" fo:text-indent="0cm" style:auto-text-indent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17" style:family="paragraph" style:parent-style-name="Standard">
      <style:paragraph-properties fo:margin-left="1.249cm" fo:margin-right="-0.011cm" fo:margin-top="0cm" fo:margin-bottom="0.212cm" style:contextual-spacing="false" fo:text-align="justify" style:justify-single-word="false" fo:text-indent="1.249cm" style:auto-text-indent="false"/>
      <style:text-properties style:font-name="TimesNewRomanPSMT" fo:font-size="12pt" style:font-size-asian="12pt" style:font-size-complex="12pt"/>
    </style:style>
    <style:style style:name="P18" style:family="paragraph" style:parent-style-name="Standard">
      <style:paragraph-properties fo:margin-left="4.995cm" fo:margin-right="-0.011cm" fo:text-align="justify" style:justify-single-word="false" fo:text-indent="1.249cm" style:auto-text-indent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19" style:family="paragraph" style:parent-style-name="Standard">
      <style:paragraph-properties fo:margin-left="0.63cm" fo:margin-right="-0.011cm" fo:text-align="justify" style:justify-single-word="false" fo:text-indent="0cm" style:auto-text-indent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T1" style:family="text">
      <style:text-properties fo:color="#000000" loext:opacity="100%" style:font-name="Arial" fo:font-size="8pt" fo:font-weight="normal" style:font-size-asian="8pt" style:font-weight-asian="normal"/>
    </style:style>
    <style:style style:name="T2" style:family="text">
      <style:text-properties fo:color="#000000" loext:opacity="100%" style:font-name="Arial" fo:font-size="7pt" fo:font-weight="normal" style:font-size-asian="7pt" style:font-weight-asian="normal"/>
    </style:style>
    <style:style style:name="T3" style:family="text">
      <style:text-properties fo:color="#000000" loext:opacity="100%" style:font-name="Arial" fo:font-size="9pt" fo:font-weight="normal" style:font-size-asian="9pt" style:font-weight-asian="normal"/>
    </style:style>
    <style:style style:name="T4" style:family="text">
      <style:text-properties fo:color="#000000" loext:opacity="100%" style:font-name="Arial" fo:font-weight="normal" style:font-weight-asian="normal"/>
    </style:style>
    <style:style style:name="T5" style:family="text">
      <style:text-properties fo:color="#000000" loext:opacity="100%" style:font-name="Arial" fo:font-size="11pt" fo:font-weight="normal" style:font-size-asian="11pt" style:font-weight-asian="normal"/>
    </style:style>
    <style:style style:name="T6" style:family="text">
      <style:text-properties fo:color="#000000" loext:opacity="100%" style:font-name="ArialMT" fo:font-size="12pt" fo:font-weight="normal" style:font-size-asian="12pt" style:font-weight-asian="normal"/>
    </style:style>
    <style:style style:name="T7" style:family="text">
      <style:text-properties fo:color="#000000" loext:opacity="100%" style:font-name="Arial1" fo:font-size="12pt" fo:font-weight="normal" style:font-size-asian="12pt" style:font-weight-asian="normal"/>
    </style:style>
    <style:style style:name="T8" style:family="text">
      <style:text-properties fo:color="#000000" loext:opacity="100%" fo:font-size="7pt" fo:font-weight="normal" style:font-size-asian="7pt" style:font-weight-asian="normal"/>
    </style:style>
    <style:style style:name="T9" style:family="text">
      <style:text-properties fo:color="#000000" loext:opacity="100%" fo:font-size="9pt" fo:font-weight="normal" style:font-size-asian="9pt" style:font-weight-asian="normal"/>
    </style:style>
    <style:style style:name="T10" style:family="text">
      <style:text-properties fo:color="#000000" loext:opacity="100%" fo:font-size="11pt" fo:font-weight="normal" style:font-size-asian="11pt" style:font-weight-asian="normal"/>
    </style:style>
    <style:style style:name="T11" style:family="text">
      <style:text-properties fo:color="#000000" loext:opacity="100%" fo:font-size="12pt" fo:font-weight="normal" style:font-size-asian="12pt" style:font-weight-asian="normal"/>
    </style:style>
    <style:style style:name="T12" style:family="text">
      <style:text-properties fo:color="#000000" loext:opacity="100%" fo:font-size="8pt" fo:font-weight="normal" style:font-size-asian="8pt" style:font-weight-asian="normal"/>
    </style:style>
    <style:style style:name="T13" style:family="text">
      <style:text-properties fo:color="#000000" loext:opacity="100%" fo:font-weight="normal" style:font-weight-asian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fo:font-weight="bold" style:font-size-asian="12pt" style:font-weight-asian="bold" style:font-weight-complex="bold"/>
    </style:style>
    <style:style style:name="T17" style:family="text">
      <style:text-properties officeooo:rsid="000207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DICHIARAZIONE SOSTITUTIVA DELL’ATTO DI NOTORIETA’</text:p>
      <text:p text:style-name="P2">DA PRESENTARE ALLA PUBBLICA AMMINISTRAZIONE</text:p>
      <text:p text:style-name="P2">O AI GESTORI DI PUBBLICI SERVIZI</text:p>
      <text:p text:style-name="P2">AI FINI DELLA RISCOSSIONE DA PARTE DI TERZI </text:p>
      <text:p text:style-name="P2"><text:s/>DI BENEFICI ECONOMICI </text:p>
      <text:p text:style-name="P2">(artt. 21, comma 2, e 47 – D.P.R. 28.12.2000, n. 445)</text:p>
      <text:p text:style-name="P13"><text:span text:style-name="T13">(modello da utilizzare quando il dichiarante non sa, oppure è impedito permanentemente alla firma)</text:span></text:p>
      <text:p text:style-name="P1"/>
      <text:p text:style-name="P5"/>
      <text:p text:style-name="P10"><text:span text:style-name="T17">{%= @illa.capitalize %}</text:span> sottoscritt{%= @oa %} <text:span text:style-name="T14">{%= @persona.nome %} {%= @persona.cognome %}</text:span></text:p>
      <text:p text:style-name="P10">nat{%= @oa%} a <text:span text:style-name="T14">{%= @persona.comune_nascita %}</text:span> il <text:span text:style-name="T14">{%= @persona.data_nascita.lformat(:short) %}</text:span></text:p>
      <text:p text:style-name="P7">residente a <text:span text:style-name="T14">{%= @persona.indirizzo_residenza.comune %}</text:span> in <text:span text:style-name="T14">{%= @persona.indirizzo_residenza.to_s %}</text:span></text:p>
      <text:p text:style-name="P3"/>
      <text:p text:style-name="P5">consapevole delle sanzioni penali previste dell’art. 76 del D.P.R: 445/2000, nel caso di mendaci dichiarazioni, falsità negli atti, uso <text:s/>o esibizione di atti o contenenti dati non più rispondenti a verità,</text:p>
      <text:p text:style-name="P4"/>
      <text:p text:style-name="P15">DICHIARA</text:p>
      <text:p text:style-name="P2"/>
      <text:p text:style-name="P16">che Il/La Sig./ra _____________________________ nato/a ____________________, il_______</text:p>
      <text:p text:style-name="P17"><text:span text:style-name="T13">(nome, cognome ed eventuale grado di parentela), </text:span></text:p>
      <text:p text:style-name="P5">e residente in ___________________________via _________________________________</text:p>
      <text:p text:style-name="P5"/>
      <text:p text:style-name="P5">è delegato a riscuotere, in nome e per conto del sottoscritto, il beneficio economico</text:p>
      <text:p text:style-name="P5"/>
      <text:p text:style-name="P5">___________________________________________________________________________ </text:p>
      <text:p text:style-name="P18">(specificare natura del beneficio)</text:p>
      <text:p text:style-name="P5">pagabile da _________________________________________________________________</text:p>
      <text:p text:style-name="P5"/>
      <text:p text:style-name="P5"/>
      <text:p text:style-name="P14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5"/>
      <text:p text:style-name="P11"><text:span text:style-name="T13">Addì {%= @data %}</text:span></text:p>
      <text:p text:style-name="P6"><text:tab/>IL DICHIARANTE</text:p>
      <text:p text:style-name="P12"><text:span text:style-name="T13"><text:tab/>_________________</text:span></text:p>
      <text:p text:style-name="P5"/>
      <text:p text:style-name="P5">*******************************************************************************</text:p>
      <text:p text:style-name="P5"/>
      <text:p text:style-name="P8">AUTENTICA</text:p>
      <text:p text:style-name="P5"/>
      <text:p text:style-name="P9">Ai sensi degli artt 4, comma 1 <text:s/>e 21, comma 2, <text:s/>del DPR 445/2000, attesto che le <text:s/>sottoscrizione di cui sopra, <text:s text:c="2"/>è stata apposta <text:s/>in mia presenza dall’interessato Sig./ra <text:s/>________________________, </text:p>
      <text:p text:style-name="P9">previo accertamento della sua identità a mezzo di _______________________________________</text:p>
      <text:p text:style-name="P5"/>
      <text:p text:style-name="P5"/>
      <text:p text:style-name="P5"><text:soft-page-break/>Addì _______________________<text:tab/><text:tab/> <text:s text:c="3"/>IL DIPENDENTE INCARICATO DAL SINDACO</text:p>
      <text:p text:style-name="P5"><text:tab/><text:tab/><text:tab/><text:tab/><text:tab/><text:tab/> <text:s text:c="5"/>_____________________________________</text:p>
      <text:p text:style-name="P5"/>
      <text:p text:style-name="P19">_________________________________________________</text:p>
      <text:p text:style-name="P19">La firma deve essere autenticata presso qualsiasi pubblico ufficiale (dipendente comunale incaricato dal Sindaco, Notaio, Segretario Comunale). Occorre apporre la marca da boll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loext:opacity="100%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951cm" fo:margin-left="2cm" fo:margin-right="2.247cm" style:writing-mode="lr-tb" style:layout-grid-color="#c0c0c0" style:layout-grid-lines="2699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ICHIARAZIONE SOSTITUTIVA DELL’ATTO DI NOTORIETA’</dc:title>
    <meta:generator>LibreOffice/7.0.3.1$Windows_X86_64 LibreOffice_project/d7547858d014d4cf69878db179d326fc3483e082</meta:generator>
    <meta:creation-date>2015-09-29T13:54:55.692854000</meta:creation-date>
    <meta:editing-cycles>5</meta:editing-cycles>
    <meta:editing-duration>PT6M1S</meta:editing-duration>
    <dc:date>2020-11-12T21:14:32.219000000</dc:date>
    <meta:document-statistic meta:table-count="0" meta:image-count="0" meta:object-count="0" meta:page-count="2" meta:paragraph-count="31" meta:word-count="313" meta:character-count="2595" meta:non-whitespace-character-count="2278"/>
  </office:meta>
</office:document-meta>
</file>